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109cm" fo:margin-bottom="0.109cm" style:contextual-spacing="false"/>
      <style:text-properties fo:color="#000000"/>
    </style:style>
    <style:style style:name="P2" style:family="paragraph" style:parent-style-name="Text_20_body">
      <style:paragraph-properties fo:margin-left="0.265cm" fo:margin-right="0.265cm" fo:margin-top="0.109cm" fo:margin-bottom="0.109cm" style:contextual-spacing="false" style:line-height-at-least="0.503cm" fo:widows="1" fo:text-indent="0cm" style:auto-text-indent="false"/>
      <style:text-properties fo:font-variant="normal" fo:text-transform="none" fo:color="#000000" fo:letter-spacing="normal"/>
    </style:style>
    <style:style style:name="P3" style:family="paragraph" style:parent-style-name="Text_20_body">
      <style:paragraph-properties fo:margin-left="0.265cm" fo:margin-right="0.265cm" fo:margin-top="0.109cm" fo:margin-bottom="0.109cm" style:contextual-spacing="false" style:line-height-at-least="0.503cm" fo:widows="1" fo:text-indent="0cm" style:auto-text-indent="false"/>
      <style:text-properties fo:font-variant="normal" fo:text-transform="none" fo:color="#000000" fo:letter-spacing="normal" style:font-name-asian="georgia" style:font-size-asian="11.25pt" style:font-style-asian="normal" style:font-weight-asian="normal"/>
    </style:style>
    <style:style style:name="P4" style:family="paragraph" style:parent-style-name="Text_20_body">
      <style:paragraph-properties fo:margin-left="0.265cm" fo:margin-right="0.265cm" fo:margin-top="0.109cm" fo:margin-bottom="0.109cm" style:contextual-spacing="false" style:line-height-at-least="0.582cm" fo:widows="1" fo:text-indent="0cm" style:auto-text-indent="false"/>
      <style:text-properties fo:font-variant="normal" fo:text-transform="none" fo:color="#000000" fo:letter-spacing="normal" style:font-name-asian="georgia" style:font-size-asian="11.25pt" style:font-style-asian="normal" style:font-weight-asian="normal"/>
    </style:style>
    <style:style style:name="P5" style:family="paragraph" style:parent-style-name="Text_20_body">
      <style:paragraph-properties fo:margin-left="0.265cm" fo:margin-right="0.265cm" fo:margin-top="0.109cm" fo:margin-bottom="0.109cm" style:contextual-spacing="false" style:line-height-at-least="0.582cm" fo:widows="1" fo:text-indent="0cm" style:auto-text-indent="false"/>
      <style:text-properties fo:font-variant="normal" fo:text-transform="none" fo:color="#000000" fo:letter-spacing="normal"/>
    </style:style>
    <style:style style:name="P6" style:family="paragraph" style:parent-style-name="Text_20_body">
      <style:paragraph-properties fo:margin-left="0.265cm" fo:margin-right="0.265cm" fo:margin-top="0.109cm" fo:margin-bottom="0.109cm" style:contextual-spacing="false" style:line-height-at-least="0.503cm" fo:widows="1" fo:text-indent="0cm" style:auto-text-indent="false"/>
      <style:text-properties fo:font-variant="normal" fo:text-transform="none" fo:color="#000000" fo:letter-spacing="normal" style:font-name-asian="georgia" style:font-size-asian="11.25pt" style:font-style-asian="normal" style:font-weight-asian="normal"/>
    </style:style>
    <style:style style:name="P7" style:family="paragraph" style:parent-style-name="Heading_20_1">
      <style:paragraph-properties fo:text-align="center" style:justify-single-word="false"/>
    </style:style>
    <style:style style:name="T1" style:family="text">
      <style:text-properties fo:font-variant="normal" fo:text-transform="none" fo:color="#000000" style:text-line-through-style="none" style:text-line-through-type="none" fo:letter-spacing="normal" style:text-underline-style="none" style:text-blinking="false" style:font-name-asian="verdana" style:font-size-asian="10.5pt" style:font-style-asian="normal" style:font-weight-asian="bold"/>
    </style:style>
    <style:style style:name="T2" style:family="text">
      <style:text-properties fo:font-variant="normal" fo:text-transform="none" fo:color="#000000" style:text-line-through-style="none" style:text-line-through-type="none" style:font-name="verdana" fo:font-size="10.5pt" fo:letter-spacing="normal" fo:font-style="normal" style:text-underline-style="none" fo:font-weight="bold" style:text-blinking="false"/>
    </style:style>
    <style:style style:name="T3" style:family="text">
      <style:text-properties style:font-name="georgia" fo:font-size="11.25pt" fo:font-style="normal" fo:font-weight="normal"/>
    </style:style>
    <style:style style:name="T4" style:family="text">
      <style:text-properties style:font-name-asian="georgia" style:font-size-asian="11.25pt" style:font-style-asian="normal" style:font-weight-asian="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差分约束系统总体来说就是元素之间有多个大小的限制关系所约束，最后可以类似线性规划的得出一系列可行解集或者解的范围域。</text:p>
      <text:p text:style-name="P2"><text:span text:style-name="T4">约束关系就是这类的不等式： </text:span><text:span text:style-name="T3">d[3] - d[1] ≤ 10</text:span></text:p>
      <text:p text:style-name="P2"><text:span text:style-name="T4">其实这个关系式的含义就是</text:span><text:span text:style-name="T3">3</text:span><text:span text:style-name="T4">号点和</text:span><text:span text:style-name="T3">1</text:span><text:span text:style-name="T4">号点的距离可以小于等于</text:span><text:span text:style-name="T3">10</text:span><text:span text:style-name="T4">，但是如果距离超过</text:span><text:span text:style-name="T3">10</text:span><text:span text:style-name="T4">了，至少可以缩小到距离为</text:span><text:span text:style-name="T3">10</text:span><text:span text:style-name="T4">。</text:span></text:p>
      <text:p text:style-name="P2"><text:span text:style-name="T4">将式子移项之后，我们可以得到如下式子：</text:span><text:span text:style-name="T3">d[3] ≤ d[1] + 10</text:span><text:span text:style-name="T4">即当：</text:span><text:span text:style-name="T3">d[3] &gt; d[1] + 10</text:span><text:span text:style-name="T4">的时候，我们可以将</text:span><text:span text:style-name="T3">d[3] </text:span><text:span text:style-name="T4">更新为 </text:span><text:span text:style-name="T3">d[1] + 10</text:span><text:span text:style-name="T4">。</text:span></text:p>
      <text:p text:style-name="P3">这时我们就发现这样的式子其实就是最短路径松弛中的三角不等式松弛原则。</text:p>
      <text:p text:style-name="P2"><text:span text:style-name="T4">那么我们就得到了结论：当我们有不等式：</text:span><text:span text:style-name="T3">d[v] - d[u] ≤ w</text:span><text:span text:style-name="T4">即：</text:span><text:span text:style-name="T3">d[v] ≤ d[u] + w</text:span><text:span text:style-name="T4">时，我们可以在 </text:span><text:span text:style-name="T3">d[v] &gt; d[u] + w</text:span><text:span text:style-name="T4">时用</text:span><text:span text:style-name="T3">d[u] + w </text:span><text:span text:style-name="T4">松弛 </text:span><text:span text:style-name="T3">d[v]</text:span></text:p>
      <text:p text:style-name="P2"><text:span text:style-name="T4">也就相当于在</text:span><text:span text:style-name="T3">u</text:span><text:span text:style-name="T4">、</text:span><text:span text:style-name="T3">v</text:span><text:span text:style-name="T4">点间加入了一条边权为</text:span><text:span text:style-name="T3">w</text:span><text:span text:style-name="T4">的有向边</text:span><text:span text:style-name="T3">e(u,v)</text:span><text:span text:style-name="T4">，在满足上述三角不等式的时候可以用</text:span><text:span text:style-name="T3">e</text:span><text:span text:style-name="T4">通过</text:span><text:span text:style-name="T3">u</text:span><text:span text:style-name="T4">松弛</text:span><text:span text:style-name="T3">v</text:span><text:span text:style-name="T4">。</text:span></text:p>
      <text:p text:style-name="P2"><text:span text:style-name="T4">那么还有</text:span><text:span text:style-name="T3">d[v] - d[u] ≥ w</text:span><text:span text:style-name="T4">的情况呢？</text:span></text:p>
      <text:p text:style-name="P2"><text:span text:style-name="T4">现在就很简单了，这个式子就可以转换成：</text:span><text:span text:style-name="T3">d[u] - d[v] ≤ -w </text:span><text:span text:style-name="T4">也就是在</text:span><text:span text:style-name="T3">v</text:span><text:span text:style-name="T4">、</text:span><text:span text:style-name="T3">u</text:span><text:span text:style-name="T4">间建立边权为</text:span><text:span text:style-name="T3">-w</text:span><text:span text:style-name="T4">的有向边</text:span><text:span text:style-name="T3">e(v,u)</text:span></text:p>
      <text:p text:style-name="P2"><text:span text:style-name="T4">其几何含义也就是：由于</text:span><text:span text:style-name="T3">u</text:span><text:span text:style-name="T4">编号比</text:span><text:span text:style-name="T3">v</text:span><text:span text:style-name="T4">小，</text:span><text:span text:style-name="T3">u</text:span><text:span text:style-name="T4">在</text:span><text:span text:style-name="T3">v</text:span><text:span text:style-name="T4">前面，那么</text:span><text:span text:style-name="T3">d[v]</text:span><text:span text:style-name="T4">必然大于等于</text:span><text:span text:style-name="T3">d[u]</text:span><text:span text:style-name="T4">，</text:span><text:span text:style-name="T3">d[u] - d[v]</text:span><text:span text:style-name="T4">的值也就小于等于</text:span><text:span text:style-name="T3">0</text:span><text:span text:style-name="T4">；</text:span></text:p>
      <text:p text:style-name="P2"><text:span text:style-name="T4">若</text:span><text:span text:style-name="T3">d[u] - d[v] &gt; -w </text:span><text:span text:style-name="T4">也就是</text:span><text:span text:style-name="T3">u</text:span><text:span text:style-name="T4">、</text:span><text:span text:style-name="T3">v</text:span><text:span text:style-name="T4">距离小于</text:span><text:span text:style-name="T3">w</text:span><text:span text:style-name="T4">时，我们至少可以用这个边松弛</text:span><text:span text:style-name="T3">u</text:span><text:span text:style-name="T4">的位置，使其距离为</text:span><text:span text:style-name="T3">w</text:span><text:span text:style-name="T4">。</text:span></text:p>
      <text:p text:style-name="P2"><text:span text:style-name="T4">有的时候我们还需要建立超级源点</text:span><text:span text:style-name="T3">s</text:span><text:span text:style-name="T4">来方便我们解题，由于一开始各个点的关系都是不确定的，所以可以将所有点先安排在</text:span><text:span text:style-name="T3">0</text:span><text:span text:style-name="T4">点，就是用超级源点向所有点建权为</text:span><text:span text:style-name="T3">0</text:span><text:span text:style-name="T4">的边，然后在根据约束条件来确定各点的具体位置。</text:span></text:p>
      <text:p text:style-name="P3">为什么最大值是求最短路而不是求最长路呢？</text:p>
      <text:p text:style-name="P3">其实我们可以这样考虑：</text:p>
      <text:p text:style-name="P2"><text:span text:style-name="T4">首先，我们定的所有点的</text:span><text:span text:style-name="T3">dis</text:span><text:span text:style-name="T4">值均为</text:span><text:span text:style-name="T3">INF(</text:span><text:span text:style-name="T4">极大值</text:span><text:span text:style-name="T3">)</text:span><text:span text:style-name="T4">，也就是说一开始我们认为</text:span><text:span text:style-name="T3">n</text:span><text:span text:style-name="T4">点距离</text:span><text:span text:style-name="T3">1</text:span><text:span text:style-name="T4">点是无穷大的。</text:span></text:p>
      <text:p text:style-name="P2"><text:span text:style-name="T4">而对于某一条边 </text:span><text:span text:style-name="T3">d[v] ≤ d[u] + w</text:span><text:span text:style-name="T4">（即使≥的也是从这个式子转化而成的），也就是</text:span><text:span text:style-name="T3">u</text:span><text:span text:style-name="T4">和</text:span><text:span text:style-name="T3">v</text:span><text:span text:style-name="T4">之间距离不能超过</text:span><text:span text:style-name="T3">w</text:span><text:span text:style-name="T4">这个条件，只会在</text:span><text:span text:style-name="T3">d[v] &gt; d[u] + w</text:span><text:span text:style-name="T4">的时候即</text:span><text:span text:style-name="T3">u</text:span><text:span text:style-name="T4">和</text:span><text:span text:style-name="T3">v</text:span><text:span text:style-name="T4">之间距离超过</text:span><text:span text:style-name="T3">w</text:span><text:span text:style-name="T4">时才会被用来松弛，而松弛的结果也是使两点距离变成可接受范围内的最大值</text:span><text:span text:style-name="T3">w</text:span><text:span text:style-name="T4">，也就是每个边只是松弛到可接受范围内的最大值的。</text:span></text:p>
      <text:p text:style-name="P2"><text:span text:style-name="T4">如果</text:span><text:span text:style-name="T3">u</text:span><text:span text:style-name="T4">和</text:span><text:span text:style-name="T3">v</text:span><text:span text:style-name="T4">之间的距离已经被其他约束条件限制而小于</text:span><text:span text:style-name="T3">w</text:span><text:span text:style-name="T4">了，那么这个条件也就不会起作用也不会使其值更小了，因此最短路求的就是可接受范围内</text:span><text:span text:style-name="T3">1</text:span><text:span text:style-name="T4">到</text:span><text:span text:style-name="T3">n</text:span><text:span text:style-name="T4">距离的最大值了。</text:span></text:p>
      <text:p text:style-name="P2"> </text:p>
      <text:p text:style-name="P2"><text:span text:style-name="T4">如果是 </text:span><text:span text:style-name="T3">d[u] - d[v] &lt; w</text:span><text:span text:style-name="T4">，一般利用整数的情况，就是 </text:span><text:span text:style-name="T3">d[u] - d[v] ≤ w - 1</text:span><text:span text:style-name="T4">，也可以顺利建图。</text:span></text:p>
      <text:p text:style-name="P5"><text:span text:style-name="T4">如果是 </text:span><text:span text:style-name="T3">d[u] - d[v] &gt; w</text:span><text:span text:style-name="T4">，则建立 </text:span><text:span text:style-name="T3">d[v] - d[u] ≤ -w-1</text:span><text:span text:style-name="T4">。</text:span></text:p>
      <text:p text:style-name="P4">建图之后最大值求最短路，最小值求最长路即可。</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Verdana, Helvetica, Arial"/>
    <style:font-face style:name="verdana" svg:font-family="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Fallback" style:font-family-complex="'Droid Sans Fallback'"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paragraph-properties fo:text-align="center" style:justify-single-word="false"/>
    </style:style>
    <style:style style:name="MT1" style:family="text">
      <style:text-properties fo:font-variant="normal" fo:text-transform="none" fo:color="#000000" style:text-line-through-style="none" style:text-line-through-type="none" fo:letter-spacing="normal" style:text-underline-style="none" style:text-blinking="false" style:font-name-asian="verdana" style:font-size-asian="10.5pt" style:font-style-asian="normal" style:font-weight-asian="bold"/>
    </style:style>
    <style:style style:name="MT2" style:family="text">
      <style:text-properties fo:font-variant="normal" fo:text-transform="none" fo:color="#000000" style:text-line-through-style="none" style:text-line-through-type="none" style:font-name="verdana" fo:font-size="10.5pt" fo:letter-spacing="normal" fo:font-style="normal" style:text-underline-style="none" fo:font-weight="bold" style:text-blinking="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h text:style-name="MP1" text:outline-level="1"><text:bookmark text:name="cb_post_title_url"/><text:span text:style-name="MT1">最短路</text:span><text:span text:style-name="MT2">--</text:span><text:span text:style-name="MT1">差分约束系统分析</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23:04:59.346874171</meta:creation-date>
    <dc:date>2015-10-12T23:15:09.992845272</dc:date>
    <meta:editing-duration>P0D</meta:editing-duration>
    <meta:editing-cycles>2</meta:editing-cycles>
    <meta:generator>LibreOffice/4.2.8.2$Linux_X86_64 LibreOffice_project/420m0$Build-2</meta:generator>
    <meta:document-statistic meta:table-count="0" meta:image-count="0" meta:object-count="0" meta:page-count="1" meta:paragraph-count="22" meta:word-count="928" meta:character-count="1153" meta:non-whitespace-character-count="1071"/>
  </office:meta>
</office:document-meta>
</file>